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5cfc7" officeooo:paragraph-rsid="0015cfc7"/>
    </style:style>
    <style:style style:name="P2" style:family="paragraph" style:parent-style-name="Standard">
      <style:text-properties officeooo:rsid="0016cd89" officeooo:paragraph-rsid="0016cd89"/>
    </style:style>
    <style:style style:name="P3" style:family="paragraph" style:parent-style-name="Standard">
      <style:text-properties officeooo:rsid="0018bac5" officeooo:paragraph-rsid="0018bac5"/>
    </style:style>
    <style:style style:name="P4" style:family="paragraph" style:parent-style-name="Standard">
      <style:text-properties officeooo:paragraph-rsid="0018bac5"/>
    </style:style>
    <style:style style:name="P5" style:family="paragraph" style:parent-style-name="Preformatted_20_Text">
      <style:text-properties officeooo:rsid="0018bac5" officeooo:paragraph-rsid="0018bac5"/>
    </style:style>
    <style:style style:name="T1" style:family="text">
      <style:text-properties officeooo:rsid="0018bac5"/>
    </style:style>
    <style:style style:name="T2" style:family="text">
      <style:text-properties fo:font-variant="normal" fo:text-transform="none" fo:color="#000000" style:font-name="monospace" fo:font-size="10.5pt" fo:letter-spacing="normal" fo:font-style="normal" fo:font-weight="normal"/>
    </style:style>
    <style:style style:name="T3" style:family="text">
      <style:text-properties fo:font-variant="normal" fo:text-transform="none" fo:color="#000000" style:font-name="monospace" fo:font-size="10.5pt" fo:letter-spacing="normal" fo:font-style="normal" fo:font-weight="normal" officeooo:rsid="0018bac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text:p>
      <text:p text:style-name="P1"/>
      <text:p text:style-name="P1">Machine learning is a powerful tool for answering real life use case examples. In this project, I am responding to a user`s request who wants to start a plumbing business specializing in restaurant plumbing. I would like to recommend two potential addresses where my client can open this business to be in close proximity to major Cleveland restaurants. </text:p>
      <text:p text:style-name="P1"/>
      <text:p text:style-name="P2">Data</text:p>
      <text:p text:style-name="P2"/>
      <text:p text:style-name="P2">The data used in this project have two features. The latitude and longitude. There are 51 samples retrieved from my API call that have different locations, names, type of food etc. The data was retrieved from foursquare api call. The api call returns these 51 restaurants in JSON format. Using builtin libraries from pandas, the JSON file was converted into pandas dataframe. </text:p>
      <text:p text:style-name="P2"/>
      <text:p text:style-name="P2">Methodology</text:p>
      <text:p text:style-name="P2"/>
      <text:p text:style-name="P2">Following the data retrieval, the feature matrix were written into <text:s/><text:span text:style-name="T1">a csv file and the matrix was independently analyzed in terms of samples and outliers. Following the initial analysis, the feature matrix were used to train Kmeans clustering algorithm. Kmeans algorithm were run using Sklearn library. Following the cluster, the cluster centers were printed, then geocoder was used to retrieve the addresses from center locations.</text:span></text:p>
      <text:p text:style-name="P1"/>
      <text:p text:style-name="P3">Results</text:p>
      <text:p text:style-name="P3"/>
      <text:p text:style-name="P4"><text:span text:style-name="T1">The two addresses that came out as an output were </text:span><text:span text:style-name="T2">13728, West Avenue, Jefferson, Cleveland, Cuyahoga County, Ohio, 44111, USA </text:span><text:span text:style-name="T3">and </text:span></text:p>
      <text:p text:style-name="P5"><text:span text:style-name="T2">Orange Avenue, East 4th Street, Playhouse Square, Cleveland, Cuyahoga County, Ohio, 44115, USA respectively. </text:span></text:p>
      <text:p text:style-name="P5"><text:span text:style-name="T2"/></text:p>
      <text:p text:style-name="P5"><text:span text:style-name="T2">Discussion</text:span></text:p>
      <text:p text:style-name="P5"><text:span text:style-name="T2"/></text:p>
      <text:p text:style-name="P5"><text:span text:style-name="T2">These addresses are indeed the restaurant centers of Cleveland that validates my algorithm. From personal experience, I can say that the algorithm produced the two clusters as expected. These adresses will be critical for businesses that wants to be in close proximity to major restaurants in Cleveland. </text:span></text:p>
      <text:p text:style-name="P5"><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4T15:41:08.898612960</meta:creation-date>
    <dc:date>2018-11-24T16:11:10.418594904</dc:date>
    <meta:editing-duration>PT9M41S</meta:editing-duration>
    <meta:editing-cycles>1</meta:editing-cycles>
    <meta:document-statistic meta:table-count="0" meta:image-count="0" meta:object-count="0" meta:page-count="1" meta:paragraph-count="11" meta:word-count="272" meta:character-count="1748" meta:non-whitespace-character-count="1481"/>
    <meta:generator>LibreOffice/6.0.3.2$Linux_X86_64 LibreOffice_project/00m0$Build-2</meta:generator>
  </office:meta>
</office:document-meta>
</file>